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_20_body_20_indent_20_Organon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9">
        <text:h text:style-name="Heading_20_4" text:outline-level="4"><text:bookmark-start text:name="__RefHeading___Toc7230_1464965999"/>Templates<text:bookmark-end text:name="__RefHeading___Toc7230_1464965999"/></text:h>
        <text:p text:style-name="Text_20_body_20_indent_20_Organon"/>
        <text:p text:style-name="P1">Choose Folder</text:p>
        <text:p text:style-name="P2">To make Organon templates available, a template folder has to be selected. The folder can freely be chosen on the users disk. Organon recognizes all folders inside this folder with the name: “&lt;Name&gt;.organon” as Organon templates.</text:p>
        <text:p text:style-name="P2"/>
        <text:p text:style-name="P1">Save current project as template</text:p>
        <text:p text:style-name="P2">Saves the current project under the name, which was entered into the textfield, to the template folder.</text:p>
        <text:p text:style-name="P2">Organon Templates are usual Organon projects. Therefor it's possible, simply to copy Organon projects, the user wishes to use as a template, into this folder. </text:p>
        <text:p text:style-name="P2"/>
        <text:p text:style-name="P1">Delete Template</text:p>
        <text:p text:style-name="P2">Deletes the selected template. Forever.</text:p>
        <text:p text:style-name="P2">If the template is removed outwards of Organon from the template folder, it isn't available anymore as well.</text:p>
        <text:p text:style-name="P2"/>
        <text:p text:style-name="P2"/>
        <text:p text:style-name="P2">If the Organon Template has been created from a project with a Writer template, the Organon template will contain the Writer template als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05:58.567000000</dc:date>
    <meta:editing-duration>P0D</meta:editing-duration>
    <meta:editing-cycles>1</meta:editing-cycles>
    <meta:document-statistic meta:table-count="0" meta:image-count="0" meta:object-count="0" meta:page-count="1" meta:paragraph-count="10" meta:word-count="134" meta:character-count="846" meta:non-whitespace-character-count="721"/>
    <meta:generator>LibreOffice/5.1.1.3$Windows_X86_64 LibreOffice_project/89f508ef3ecebd2cfb8e1def0f0ba9a803b88a6d</meta:generator>
  </office:meta>
</office:document-meta>
</file>